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 processos industriais vêm sendo monitorados a fim de evitar paradas na produção e perda de lucro. Tangente a esse assunto a indústria evoluiu passando por manutenção corretiva, manutenção preventiva e hoje nos beneficiamos da manutenção preditiva. Esta evita paradas inesperadas de produção, garantindo segurança e maiores lucros às empresas. A monitoração da vibração vem tomando grande importância nesse eixo do mercado, principalmente quando se fala de monitoração de máquinas rotativas, como turbomáquinas, bombas e compressores. Apesar dos grandes avanços tecnológicos atuais nas áreas de medição e manutenção, ainda não é simples obter dados e possuir uma metodologia que vá definir o momento mais propício para uma intervenção nessas máquinas. Considerando o exposto, o presente projeto de pesquisa visa estudar e desenvolver um sistema livre para aquisição, análise e armazenamento remoto de vibração em equipamentos rotativos.</text:p>
      <text:p text:style-name="Standard">As tecnologias a serem empregadas são de livre distribuição, partindo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</meta:initial-creator>
    <meta:creation-date>2012-02-07T15:09:25</meta:creation-date>
    <meta:document-statistic meta:table-count="0" meta:image-count="0" meta:object-count="0" meta:page-count="1" meta:paragraph-count="2" meta:word-count="147" meta:character-count="1010"/>
    <dc:date>2012-02-07T20:48:30</dc:date>
    <dc:creator>Rafael </dc:creator>
    <meta:editing-duration>PT4H53M43S</meta:editing-duration>
    <meta:editing-cycles>1</meta:editing-cycles>
    <meta:generator>BrOffice/3.3$Unix LibreOffice_project/330m19$Build-401</meta:generator>
  </office:meta>
</office:document-meta>
</file>